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 officeooo:paragraph-rsid="00002382"/>
    </style:style>
    <style:style style:name="P2" style:family="paragraph" style:parent-style-name="Text_20_body">
      <style:text-properties style:font-name="inherit" officeooo:rsid="0020962b" officeooo:paragraph-rsid="0020962b"/>
    </style:style>
    <style:style style:name="P3" style:family="paragraph" style:parent-style-name="Text_20_body">
      <style:text-properties style:font-name="inherit" style:text-underline-style="solid" style:text-underline-width="auto" style:text-underline-color="font-color" fo:font-weight="bold" officeooo:rsid="0020962b" officeooo:paragraph-rsid="0020962b" style:font-weight-asian="bold" style:font-weight-complex="bold"/>
    </style:style>
    <style:style style:name="P4" style:family="paragraph" style:parent-style-name="Text_20_body">
      <style:text-properties style:font-name="inherit" style:text-underline-style="solid" style:text-underline-width="auto" style:text-underline-color="font-color" fo:font-weight="bold" officeooo:rsid="0020962b" officeooo:paragraph-rsid="00248756" style:font-weight-asian="bold" style:font-weight-complex="bold"/>
    </style:style>
    <style:style style:name="P5" style:family="paragraph" style:parent-style-name="Text_20_body">
      <style:text-properties style:font-name="inherit" style:text-underline-style="solid" style:text-underline-width="auto" style:text-underline-color="font-color" fo:font-weight="bold" officeooo:rsid="00248756" officeooo:paragraph-rsid="00248756" style:font-weight-asian="bold" style:font-weight-complex="bold"/>
    </style:style>
    <style:style style:name="P6" style:family="paragraph" style:parent-style-name="Text_20_body">
      <style:text-properties style:font-name="inherit" style:text-underline-style="solid" style:text-underline-width="auto" style:text-underline-color="font-color" fo:font-weight="normal" officeooo:rsid="0020962b" officeooo:paragraph-rsid="00248756" style:font-weight-asian="normal" style:font-weight-complex="normal"/>
    </style:style>
    <style:style style:name="P7" style:family="paragraph" style:parent-style-name="Text_20_body">
      <style:text-properties style:font-name="inherit" style:text-underline-style="solid" style:text-underline-width="auto" style:text-underline-color="font-color" fo:font-weight="normal" officeooo:rsid="00248756" officeooo:paragraph-rsid="00248756" style:font-weight-asian="normal" style:font-weight-complex="normal"/>
    </style:style>
    <style:style style:name="P8" style:family="paragraph" style:parent-style-name="Text_20_body">
      <style:text-properties style:font-name="inherit" style:text-underline-style="none" fo:font-weight="bold" officeooo:rsid="0020962b" officeooo:paragraph-rsid="0020962b" style:font-weight-asian="bold" style:font-weight-complex="bold"/>
    </style:style>
    <style:style style:name="P9" style:family="paragraph" style:parent-style-name="Text_20_body">
      <style:text-properties style:font-name="inherit" style:text-underline-style="none" fo:font-weight="bold" officeooo:rsid="0020962b" officeooo:paragraph-rsid="0021aa79" style:font-weight-asian="bold" style:font-weight-complex="bold"/>
    </style:style>
    <style:style style:name="P10" style:family="paragraph" style:parent-style-name="Text_20_body">
      <style:text-properties style:font-name="inherit" style:text-underline-style="none" fo:font-weight="bold" officeooo:rsid="0020962b" officeooo:paragraph-rsid="00248756" style:font-weight-asian="bold" style:font-weight-complex="bold"/>
    </style:style>
    <style:style style:name="P11" style:family="paragraph" style:parent-style-name="Text_20_body">
      <style:text-properties style:font-name="inherit" style:text-underline-style="none" fo:font-weight="bold" officeooo:rsid="0021aa79" officeooo:paragraph-rsid="0021aa79" style:font-weight-asian="bold" style:font-weight-complex="bold"/>
    </style:style>
    <style:style style:name="P12" style:family="paragraph" style:parent-style-name="Text_20_body">
      <style:text-properties style:font-name="inherit" style:text-underline-style="none" fo:font-weight="normal" officeooo:rsid="0020962b" officeooo:paragraph-rsid="0020962b" style:font-weight-asian="normal" style:font-weight-complex="normal"/>
    </style:style>
    <style:style style:name="P13" style:family="paragraph" style:parent-style-name="Text_20_body">
      <style:text-properties style:font-name="inherit" style:text-underline-style="none" fo:font-weight="normal" officeooo:rsid="0021aa79" officeooo:paragraph-rsid="0021aa7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62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officeooo:rsid="00248756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21aa79"/>
    </style:style>
    <style:style style:name="T12" style:family="text">
      <style:text-properties officeooo:rsid="002487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isplay types:</text:p>
      <text:p text:style-name="P2">1.none</text:p>
      <text:p text:style-name="P2">2.block</text:p>
      <text:p text:style-name="P2">3.inline</text:p>
      <text:p text:style-name="P2">4.inline-block</text:p>
      <text:p text:style-name="P2"/>
      <text:p text:style-name="P3">1.none:</text:p>
      <text:p text:style-name="P12"><text:s/><text:span text:style-name="T4">syntax:</text:span> </text:p>
      <text:p text:style-name="P12"><text:tab/><text:span text:style-name="T2">.class{</text:span></text:p>
      <text:p text:style-name="P8"><text:tab/><text:tab/>display:none</text:p>
      <text:p text:style-name="P8"><text:tab/>}</text:p>
      <text:p text:style-name="P12">Every thing in the element not displayed.</text:p>
      <text:p text:style-name="P3">2.block:</text:p>
      <text:p text:style-name="P3"><text:span text:style-name="T7"><text:tab/></text:span><text:span text:style-name="T1">Syntax</text:span><text:span text:style-name="T8">:</text:span></text:p>
      <text:p text:style-name="P3"><text:span text:style-name="T8"><text:tab/><text:tab/></text:span><text:span text:style-name="T7">.class li{</text:span></text:p>
      <text:p text:style-name="P3"><text:span text:style-name="T7"><text:tab/><text:tab/><text:tab/>display:block;</text:span></text:p>
      <text:p text:style-name="P3"><text:span text:style-name="T7"><text:tab/><text:tab/>}</text:span></text:p>
      <text:p text:style-name="P12">Every element considerd as a single blocks blocks.</text:p>
      <text:p text:style-name="P12"/>
      <text:p text:style-name="P3">3.Inline:</text:p>
      <text:p text:style-name="P8"><text:tab/><text:span text:style-name="T6">Syntax</text:span><text:span text:style-name="T1">:</text:span></text:p>
      <text:p text:style-name="P8"><text:span text:style-name="T1"><text:tab/><text:tab/></text:span>.inline li{</text:p>
      <text:p text:style-name="P8"><text:tab/><text:tab/><text:tab/>display: inline;</text:p>
      <text:p text:style-name="P8"><text:tab/><text:tab/><text:tab/><text:span text:style-name="T11">padding:10px;</text:span></text:p>
      <text:p text:style-name="P8"><text:tab/><text:tab/>}</text:p>
      <text:p text:style-name="P8"><text:tab/><text:tab/>.inline li a<text:span text:style-name="T11">{</text:span></text:p>
      <text:p text:style-name="P8"><text:tab/><text:tab/><text:tab/>color: black;</text:p>
      <text:p text:style-name="P8"><text:tab/><text:tab/><text:tab/>text-decoration: none;</text:p>
      <text:p text:style-name="P8"><text:tab/><text:tab/>}</text:p>
      <text:p text:style-name="P12">It is used to display all elements in aline with the required padding.</text:p>
      <text:p text:style-name="P12"><text:soft-page-break/></text:p>
      <text:p text:style-name="P12">The main difference between inline and inline block elements is:</text:p>
      <text:p text:style-name="P12"/>
      <text:p text:style-name="P12"><text:tab/>in inline:padding only applied at left and right.</text:p>
      <text:p text:style-name="P12"><text:tab/>in inline-block:padding <text:span text:style-name="T11">is applied for top-right-bottom-left.</text:span></text:p>
      <text:p text:style-name="P11">4.Inline-block:</text:p>
      <text:p text:style-name="P11"><text:tab/><text:span text:style-name="T6">Syntax</text:span><text:span text:style-name="T1">:</text:span></text:p>
      <text:p text:style-name="P11"><text:tab/>.inline-block li{</text:p>
      <text:p text:style-name="P11"><text:tab/><text:tab/>display: inline-block;</text:p>
      <text:p text:style-name="P11"><text:tab/><text:tab/>padding:20px;</text:p>
      <text:p text:style-name="P13"><text:tab/>}</text:p>
      <text:p text:style-name="P13"><text:tab/><text:span text:style-name="T3">.inline-</text:span><text:span text:style-name="T2">block</text:span><text:span text:style-name="T3"> li a</text:span><text:span text:style-name="T2">{</text:span></text:p>
      <text:p text:style-name="P9"><text:tab/><text:tab/><text:tab/>color: black;</text:p>
      <text:p text:style-name="P9"><text:tab/><text:tab/><text:tab/>text-decoration: none;</text:p>
      <text:p text:style-name="P10"><text:tab/><text:tab/>}</text:p>
      <text:p text:style-name="P10"/>
      <text:p text:style-name="P10"/>
      <text:p text:style-name="P4"><text:span text:style-name="T12">Centering methods:</text:span></text:p>
      <text:p text:style-name="P6"><text:span text:style-name="T7"><text:tab/></text:span><text:span text:style-name="T9">centering thorough inline:</text:span></text:p>
      <text:p text:style-name="P7">Syntax<text:span text:style-name="T7">:</text:span></text:p>
      <text:p text:style-name="P4"><text:span text:style-name="T9"><text:tab/><text:tab/>.div2{</text:span></text:p>
      <text:p text:style-name="P5"><text:span text:style-name="T7"><text:tab/><text:tab/>text-align: center;</text:span></text:p>
      <text:p text:style-name="P5"><text:span text:style-name="T7"><text:tab/>}</text:span></text:p>
      <text:p text:style-name="P5"><text:span text:style-name="T7"><text:tab/>.align li{</text:span></text:p>
      <text:p text:style-name="P5"><text:span text:style-name="T7"><text:tab/><text:tab/>display: inline;</text:span></text:p>
      <text:p text:style-name="P5"><text:span text:style-name="T7"><text:tab/><text:tab/>padding: 20px;</text:span></text:p>
      <text:p text:style-name="P5"><text:span text:style-name="T7"><text:tab/></text:span><text:span text:style-name="T8">centering thorough inline-block, text-align:center method:</text:span></text:p>
      <text:p text:style-name="P5"><text:span text:style-name="T8"><text:tab/><text:tab/></text:span><text:span text:style-name="T1">Syntax:</text:span><text:span text:style-name="T8"><text:tab/></text:span></text:p>
      <text:p text:style-name="P5"><text:span text:style-name="T8"><text:tab/><text:tab/><text:tab/></text:span><text:span text:style-name="T7">.div3{</text:span></text:p>
      <text:p text:style-name="P5"><text:span text:style-name="T7"><text:tab/><text:tab/><text:tab/><text:tab/>text-align: center;</text:span></text:p>
      <text:p text:style-name="P5"><text:span text:style-name="T7"><text:tab/><text:tab/><text:tab/>}</text:span></text:p>
      <text:p text:style-name="P5"><text:soft-page-break/><text:span text:style-name="T7"><text:tab/><text:tab/><text:tab/>.align1 li{</text:span></text:p>
      <text:p text:style-name="P5"><text:span text:style-name="T7"><text:tab/><text:tab/><text:tab/><text:tab/>display: inline-block;</text:span></text:p>
      <text:p text:style-name="P5"><text:span text:style-name="T7"><text:tab/><text:tab/><text:tab/><text:tab/>padding: 30px;</text:span></text:p>
      <text:p text:style-name="P5"><text:span text:style-name="T7"><text:tab/><text:tab/><text:tab/>}</text:span></text:p>
      <text:p text:style-name="P7"><text:span text:style-name="T7">in this</text:span><text:span text:style-name="T10"> text-align:center</text:span><text:span text:style-name="T7"> is used to parent element and </text:span><text:span text:style-name="T10">display:inline-block </text:span><text:span text:style-name="T7">is used for child elements.</text:span></text:p>
      <text:p text:style-name="P5"><text:span text:style-name="T8">centering thorough </text:span><text:span text:style-name="T7">block</text:span><text:span text:style-name="T8">, </text:span><text:span text:style-name="T7">margin:auto</text:span><text:span text:style-name="T8"> method:</text:span></text:p>
      <text:p text:style-name="P7">Syntax:</text:p>
      <text:p text:style-name="P7"><text:span text:style-name="T7"><text:tab/></text:span></text:p>
      <text:p text:style-name="P7"><text:span text:style-name="T7"><text:tab/>.div1{</text:span></text:p>
      <text:p text:style-name="P7"><text:span text:style-name="T7"><text:tab/><text:tab/>display: block;</text:span></text:p>
      <text:p text:style-name="P7"><text:span text:style-name="T7"><text:tab/><text:tab/>margin: 0 auto;</text:span></text:p>
      <text:p text:style-name="P7"><text:span text:style-name="T7"><text:tab/><text:tab/>height: 100px;</text:span></text:p>
      <text:p text:style-name="P7"><text:span text:style-name="T7"><text:tab/><text:tab/>width: 100px;</text:span></text:p>
      <text:p text:style-name="P7"><text:span text:style-name="T7"><text:tab/><text:tab/>background-color: red;</text:span></text:p>
      <text:p text:style-name="P7"><text:span text:style-name="T7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Verdana" svg:font-family="Verdana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9:41:16.207412666</meta:creation-date>
    <dc:date>2018-09-04T16:50:27.049937386</dc:date>
    <meta:editing-duration>PT1H20M4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168" meta:character-count="1297" meta:non-whitespace-character-count="1093"/>
  </office:meta>
</office:document-meta>
</file>